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5.6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9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30"/>
    <style:style style:name="ce11" style:family="table-cell" style:parent-style-name="Default" style:data-style-name="N0">
      <style:table-cell-properties fo:background-color="#00a933"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7" office:value-type="string" calcext:value-type="string">
            <text:p>The purpose of this notebook is to generate a search expression to retrieve extra compatible tracks, </text:p>
            <text:p>Which are the ones whose tonalities are compatible once adjusted to the BPM of the master track.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master track</text:p>
          </table:table-cell>
          <table:table-cell table:number-columns-repeated="2"/>
          <table:table-cell office:value-type="string" calcext:value-type="string">
            <text:p>accuracy of tonality</text:p>
          </table:table-cell>
          <table:table-cell table:number-columns-repeated="2"/>
          <table:table-cell office:value-type="string" calcext:value-type="string">
            <text:p>search expressio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table:style-name="ce9" office:value-type="string" calcext:value-type="string">
            <text:p>6A</text:p>
          </table:table-cell>
          <table:table-cell/>
          <table:table-cell office:value-type="string" calcext:value-type="string">
            <text:p>tone range</text:p>
          </table:table-cell>
          <table:table-cell table:style-name="ce11" office:value-type="float" office:value="0.125" calcext:value-type="float">
            <text:p>0,125</text:p>
          </table:table-cell>
          <table:table-cell/>
          <table:table-cell office:value-type="string" calcext:value-type="string">
            <text:p>same</text:p>
          </table:table-cell>
          <table:table-cell table:style-name="ce5" table:formula="of:=[.M21]" office:value-type="string" office:string-value="~key:&quot;6A&quot; bpm:&gt;=128,1 bpm:&lt;=132" calcext:value-type="string">
            <text:p>~key:"6A" bpm:&gt;=128,1 bpm:&lt;=1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m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same+slower</text:p>
          </table:table-cell>
          <table:table-cell table:style-name="ce5" table:formula="of:=[.M21]&amp;&quot; OR &quot;&amp;[.M22]" office:value-type="string" office:string-value="~key:&quot;6A&quot; bpm:&gt;=128,1 bpm:&lt;=132 OR ~key:&quot;11A&quot; bpm:&gt;=120,9 bpm:&lt;=124" calcext:value-type="string">
            <text:p>~key:"6A" bpm:&gt;=128,1 bpm:&lt;=132 OR ~key:"11A" bpm:&gt;=120,9 bpm:&lt;=124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same+faster</text:p>
          </table:table-cell>
          <table:table-cell table:style-name="ce6" table:formula="of:=[.M21]&amp;&quot; OR &quot;&amp;[.M23]" office:value-type="string" office:string-value="~key:&quot;6A&quot; bpm:&gt;=128,1 bpm:&lt;=132 OR ~key:&quot;1A&quot; bpm:&gt;=135,8 bpm:&lt;=140" calcext:value-type="string">
            <text:p>~key:"6A" bpm:&gt;=128,1 bpm:&lt;=132 OR ~key:"1A" bpm:&gt;=135,8 bpm:&lt;=140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all</text:p>
          </table:table-cell>
          <table:table-cell table:formula="of:=[.M21]&amp;&quot; OR &quot;&amp;[.M22]&amp;&quot; OR &quot;&amp;[.M23]" office:value-type="string" office:string-value="~key:&quot;6A&quot; bpm:&gt;=128,1 bpm:&lt;=132 OR ~key:&quot;11A&quot; bpm:&gt;=120,9 bpm:&lt;=124 OR ~key:&quot;1A&quot; bpm:&gt;=135,8 bpm:&lt;=140" calcext:value-type="string">
            <text:p>~key:"6A" bpm:&gt;=128,1 bpm:&lt;=132 OR ~key:"11A" bpm:&gt;=120,9 bpm:&lt;=124 OR ~key:"1A" bpm:&gt;=135,8 bpm:&lt;=140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step by step computati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formula="of:=LEFT([.C5];LEN([.C5])-1)" office:value-type="string" office:string-value="6" calcext:value-type="string">
            <text:p>6</text:p>
          </table:table-cell>
          <table:table-cell table:formula="of:=RIGHT([.C5];1)" office:value-type="string" office:string-value="A" calcext:value-type="string">
            <text:p>A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semitones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emitones bpm ratio</text:p>
          </table:table-cell>
          <table:table-cell table:style-name="ce1" table:formula="of:=10^(LOG(2)/[.E15])" office:value-type="float" office:value="1.0594630943593" calcext:value-type="float">
            <text:p>1,06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1"/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ubtones</text:p>
          </table:table-cell>
          <table:table-cell table:formula="of:=12*(0.5/[.F5])"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ubtones bpm ratio</text:p>
          </table:table-cell>
          <table:table-cell table:style-name="ce1" table:formula="of:=10^(LOG(2)/[.E18])" office:value-type="float" office:value="1.01454533493752" calcext:value-type="float">
            <text:p>1,01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,00</text:p>
          </table:table-cell>
          <table:table-cell table:formula="of:=MOD([.$D$13]-1+[.A21];12)+1" office:value-type="float" office:value="6" calcext:value-type="float">
            <text:p>6</text:p>
          </table:table-cell>
          <table:table-cell table:formula="of:=[.C21]&amp;[.$E$13]" office:value-type="string" office:string-value="6A" calcext:value-type="string">
            <text:p>6A</text:p>
          </table:table-cell>
          <table:table-cell table:style-name="ce4" table:formula="of:=[.$C$6]*[.B21]" office:value-type="float" office:value="130" calcext:value-type="float">
            <text:p>130,0</text:p>
          </table:table-cell>
          <table:table-cell table:style-name="ce4" table:formula="of:=[.E21]/[.$E$19]" office:value-type="float" office:value="128.136215823224" calcext:value-type="float">
            <text:p>128,1</text:p>
          </table:table-cell>
          <table:table-cell table:style-name="ce4" table:formula="of:=[.E21]*[.$E$19]" office:value-type="float" office:value="131.890893541878" calcext:value-type="float">
            <text:p>131,9</text:p>
          </table:table-cell>
          <table:table-cell/>
          <table:table-cell table:formula="of:=&quot;~key:&quot;&quot;&quot;&amp;[.D21]&amp;&quot;&quot;&quot;&quot;" office:value-type="string" office:string-value="~key:&quot;6A&quot;" calcext:value-type="string">
            <text:p>~key:"6A"</text:p>
          </table:table-cell>
          <table:table-cell table:style-name="ce5" table:formula="of:=&quot;bpm:&gt;=&quot;&amp;ROUND([.F21];1)" office:value-type="string" office:string-value="bpm:&gt;=128,1" calcext:value-type="string">
            <text:p>bpm:&gt;=128,1</text:p>
          </table:table-cell>
          <table:table-cell table:style-name="ce5" table:formula="of:=&quot;bpm:&lt;=&quot;&amp;ROUND([.G21])" office:value-type="string" office:string-value="bpm:&lt;=132" calcext:value-type="string">
            <text:p>bpm:&lt;=132</text:p>
          </table:table-cell>
          <table:table-cell/>
          <table:table-cell table:style-name="ce5" table:formula="of:=[.I21]&amp;&quot; &quot;&amp;[.J21]&amp;&quot; &quot;&amp;[.K21]" office:value-type="string" office:string-value="~key:&quot;6A&quot; bpm:&gt;=128,1 bpm:&lt;=132" calcext:value-type="string">
            <text:p>~key:"6A" bpm:&gt;=128,1 bpm:&lt;=132</text:p>
          </table:table-cell>
        </table:table-row>
        <table:table-row table:style-name="ro2">
          <table:table-cell office:value-type="float" office:value="-7" calcext:value-type="float">
            <text:p>-7</text:p>
          </table:table-cell>
          <table:table-cell table:style-name="ce1" table:formula="of:=1/[.E16]" office:value-type="float" office:value="0.943874312681693" calcext:value-type="float">
            <text:p>0,94</text:p>
          </table:table-cell>
          <table:table-cell table:formula="of:=MOD([.$D$13]-1+[.A22];12)+1" office:value-type="float" office:value="11" calcext:value-type="float">
            <text:p>11</text:p>
          </table:table-cell>
          <table:table-cell table:formula="of:=[.C22]&amp;[.$E$13]" office:value-type="string" office:string-value="11A" calcext:value-type="string">
            <text:p>11A</text:p>
          </table:table-cell>
          <table:table-cell table:style-name="ce4" table:formula="of:=[.$C$6]*[.B22]" office:value-type="float" office:value="122.70366064862" calcext:value-type="float">
            <text:p>122,7</text:p>
          </table:table-cell>
          <table:table-cell table:style-name="ce4" table:formula="of:=[.E22]/[.$E$19]" office:value-type="float" office:value="120.944482639779" calcext:value-type="float">
            <text:p>120,9</text:p>
          </table:table-cell>
          <table:table-cell table:style-name="ce4" table:formula="of:=[.E22]*[.$E$19]" office:value-type="float" office:value="124.488426490815" calcext:value-type="float">
            <text:p>124,5</text:p>
          </table:table-cell>
          <table:table-cell/>
          <table:table-cell table:formula="of:=&quot;~key:&quot;&quot;&quot;&amp;[.D22]&amp;&quot;&quot;&quot;&quot;" office:value-type="string" office:string-value="~key:&quot;11A&quot;" calcext:value-type="string">
            <text:p>~key:"11A"</text:p>
          </table:table-cell>
          <table:table-cell table:formula="of:=&quot;bpm:&gt;=&quot;&amp;ROUND([.F22];1)" office:value-type="string" office:string-value="bpm:&gt;=120,9" calcext:value-type="string">
            <text:p>bpm:&gt;=120,9</text:p>
          </table:table-cell>
          <table:table-cell table:style-name="ce5" table:formula="of:=&quot;bpm:&lt;=&quot;&amp;ROUND([.G22])" office:value-type="string" office:string-value="bpm:&lt;=124" calcext:value-type="string">
            <text:p>bpm:&lt;=124</text:p>
          </table:table-cell>
          <table:table-cell/>
          <table:table-cell table:formula="of:=[.I22]&amp;&quot; &quot;&amp;[.J22]&amp;&quot; &quot;&amp;[.K22]" office:value-type="string" office:string-value="~key:&quot;11A&quot; bpm:&gt;=120,9 bpm:&lt;=124" calcext:value-type="string">
            <text:p>~key:"11A" bpm:&gt;=120,9 bpm:&lt;=1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formula="of:=[.E16]" office:value-type="float" office:value="1.0594630943593" calcext:value-type="float">
            <text:p>1,06</text:p>
          </table:table-cell>
          <table:table-cell table:formula="of:=MOD([.$D$13]-1+[.A23];12)+1" office:value-type="float" office:value="1" calcext:value-type="float">
            <text:p>1</text:p>
          </table:table-cell>
          <table:table-cell table:formula="of:=[.C23]&amp;[.$E$13]" office:value-type="string" office:string-value="1A" calcext:value-type="string">
            <text:p>1A</text:p>
          </table:table-cell>
          <table:table-cell table:style-name="ce4" table:formula="of:=[.$C$6]*[.B23]" office:value-type="float" office:value="137.730202266708" calcext:value-type="float">
            <text:p>137,7</text:p>
          </table:table-cell>
          <table:table-cell table:style-name="ce4" table:formula="of:=[.E23]/[.$E$19]" office:value-type="float" office:value="135.755591715564" calcext:value-type="float">
            <text:p>135,8</text:p>
          </table:table-cell>
          <table:table-cell table:style-name="ce4" table:formula="of:=[.E23]*[.$E$19]" office:value-type="float" office:value="139.733534189691" calcext:value-type="float">
            <text:p>139,7</text:p>
          </table:table-cell>
          <table:table-cell/>
          <table:table-cell table:formula="of:=&quot;~key:&quot;&quot;&quot;&amp;[.D23]&amp;&quot;&quot;&quot;&quot;" office:value-type="string" office:string-value="~key:&quot;1A&quot;" calcext:value-type="string">
            <text:p>~key:"1A"</text:p>
          </table:table-cell>
          <table:table-cell table:formula="of:=&quot;bpm:&gt;=&quot;&amp;ROUND([.F23];1)" office:value-type="string" office:string-value="bpm:&gt;=135,8" calcext:value-type="string">
            <text:p>bpm:&gt;=135,8</text:p>
          </table:table-cell>
          <table:table-cell table:style-name="ce5" table:formula="of:=&quot;bpm:&lt;=&quot;&amp;ROUND([.G23])" office:value-type="string" office:string-value="bpm:&lt;=140" calcext:value-type="string">
            <text:p>bpm:&lt;=140</text:p>
          </table:table-cell>
          <table:table-cell/>
          <table:table-cell table:formula="of:=[.I23]&amp;&quot; &quot;&amp;[.J23]&amp;&quot; &quot;&amp;[.K23]" office:value-type="string" office:string-value="~key:&quot;1A&quot; bpm:&gt;=135,8 bpm:&lt;=140" calcext:value-type="string">
            <text:p>~key:"1A" bpm:&gt;=135,8 bpm:&lt;=14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6"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8" number:min-decimal-places="1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 style:data-style-name="N2" text:time-value="21:56:21.053800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02:51.170332570</meta:creation-date>
    <dc:date>2026-02-04T22:09:29.885130269</dc:date>
    <meta:editing-duration>PT8M32S</meta:editing-duration>
    <meta:editing-cycles>2</meta:editing-cycles>
    <meta:generator>LibreOffice/24.2.7.2$Linux_X86_64 LibreOffice_project/420$Build-2</meta:generator>
    <meta:document-statistic meta:table-count="1" meta:cell-count="62" meta:object-count="0"/>
  </office:meta>
</office:document-meta>
</file>